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F4000001946B938666B4B7677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1.096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58cm" svg:height="2.798cm" svg:x="9.562cm" svg:y="13.648cm">
            <draw:image xlink:href="Pictures/10000000000001F4000001946B938666B4B7677F.png" xlink:type="simple" xlink:show="embed" xlink:actuate="onLoad">
              <text:p/>
            </draw:image>
          </draw:frame>
          <draw:frame draw:style-name="gr2" draw:text-style-name="P3" draw:layer="layout" svg:width="1.096cm" svg:height="0.38cm" svg:x="10.596cm" svg:y="16.155cm">
            <draw:text-box>
              <text:p text:style-name="P2"><text:span text:style-name="T1">3,5 cm</text:span></text:p>
            </draw:text-box>
          </draw:frame>
          <draw:frame draw:style-name="gr2" draw:text-style-name="P3" draw:layer="layout" svg:width="1.096cm" svg:height="0.38cm" draw:transform="rotate (1.5707963267949) translate (11.841cm 16.067cm)">
            <draw:text-box>
              <text:p text:style-name="P2"><text:span text:style-name="T1">2,5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7:46:50.345104392</meta:creation-date>
    <dc:date>2018-05-15T17:47:07.850092100</dc:date>
    <meta:editing-duration>PT18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